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break-before="page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<text:s/>PRIMERA <text:s/>PÁGINA <text:s/>WEB</text:p>
      <text:p text:style-name="Standard"/>
      <text:p text:style-name="Standard"/>
      <text:p text:style-name="P1"><text:tab/>Los espacios múltiples, tabulaciones, saltos de línea, etc. se muestran como un único espacio.</text:p>
      <text:p text:style-name="Standard"/>
      <text:p text:style-name="Standard"><text:tab/>&lt;br&gt; produce un salto de línea. Para que se produzcan varios saltos de línea puede hacerse:</text:p>
      <text:p text:style-name="Standard"/>
      <text:p text:style-name="Standard"><text:tab/><text:tab/><text:tab/>&lt;br&gt; &amp;nbsp;</text:p>
      <text:p text:style-name="Standard"><text:tab/><text:tab/><text:tab/>&lt;br&gt; &amp;nbsp;</text:p>
      <text:p text:style-name="Standard"><text:tab/><text:tab/><text:tab/>&lt;br&gt; &amp;nbsp;</text:p>
      <text:p text:style-name="Standard"/>
      <text:p text:style-name="Standard"><text:tab/>&lt;p&gt; Párrafo &lt;/p&gt; <text:s/>La diferencia con &lt;br&gt; es que ésta no produce un salto de línea adicional. El atributo align con las opciones “center”, “left” o “right” permite indicar la alineación.</text:p>
      <text:p text:style-name="Standard"/>
      <text:p text:style-name="P1"><text:tab/>&lt;hr&gt; crea líneas. Admite los atributos align, noshade (sin sombra), size (grosor) y width (ancho). Por ejemplo:</text:p>
      <text:p text:style-name="P1"/>
      <text:p text:style-name="P1"><text:tab/>&lt;hr align=”center” noshide size=”10” width=”50%”</text:p>
      <text:p text:style-name="P1"/>
      <text:p text:style-name="P1"><text:tab/>&lt;blockquote&gt;Texto parafraseado&lt;/blockquote&gt; <text:s/>Se utiliza para insertar textos con una cierta sangría a izquierda y derecha, muy utilizado para insertar bloques de texto de otro autor.</text:p>
      <text:p text:style-name="P1"/>
      <text:p text:style-name="P1"><text:tab/>&lt;address&gt;Nombre, dirección, ...&lt;/address&gt; Utilizado para poner dirección del autor, etc. Visualiza en cursiva.</text:p>
      <text:p text:style-name="P1"/>
      <text:p text:style-name="P1"><text:tab/>&lt;center&gt; Texto &lt;/center&gt; Permite centrar texto dado que algunas etiquetas no admiten el atributo align.</text:p>
      <text:p text:style-name="P1"/>
      <text:p text:style-name="P1"><text:tab/>Para insertar una imagen se utiliza la etiqueta &lt;img <text:s/>src=”fich”&gt;, donde fich será el nombre de un fichero en formato gif o jpg. Los navegadores pueden admitir otros tipos de ficheros (bmp, png, …) y la ventaja de jpg consiste en la compresión que admite.</text:p>
      <text:p text:style-name="P1"/>
      <text:p text:style-name="P1"><text:tab/>&lt;a href=”fichero/URL”&gt;Texto sensible&lt;/a&gt; permite incluir enlaces a páginas locales o externas. Un ejemplo para cada uno de los casos puede ser:</text:p>
      <text:p text:style-name="P1"/>
      <text:p text:style-name="P1"><text:tab/><text:tab/>&lt;a <text:s/>href=”02_04_center.html”&gt;Pr&amp;aacute;ctica 4&lt;/a&gt;</text:p>
      <text:p text:style-name="P1"><text:tab/><text:tab/>&lt;a <text:s/>href=”http://www.google.es”&gt;Google&lt;/a&gt;</text:p>
      <text:p text:style-name="P1"/>
      <text:p text:style-name="P1"><text:tab/>El texto sensible, dependiendo del navegador, aparecerá en otro color y subrayado. Algunos diseñadores recomiendan que en la página principal (o home) no haya links a páginas externas para que el usuario no salga de la página.</text:p>
      <text:p text:style-name="P1"/>
      <text:p text:style-name="P1"><text:tab/>Cuando se desea que un enlace “apunte” a un lugar concreto de una página hay que crear en dicha página, en ese lugar, un ancla con una etiqueta de la forma:</text:p>
      <text:p text:style-name="P1"/>
      <text:p text:style-name="P1"><text:tab/>&lt;a <text:s/>name=”Nombre_ancla”&gt;Entremedias&lt;/a&gt;</text:p>
      <text:p text:style-name="P1"/>
      <text:p text:style-name="P1"><text:tab/>Si se especifica algún texto entre las etiquetas &lt;a&gt; y &lt;/a&gt;, aparecerá en la página. No suele ponerse nada.</text:p>
      <text:p text:style-name="P1"/>
      <text:p text:style-name="P3"><text:tab/>Un enlace a un ancla será de una de las siguientes formas:</text:p>
      <text:p text:style-name="P1"/>
      <text:p text:style-name="P1"><text:tab/><text:tab/>&lt;a <text:s/>href=”#Nombre_ancla”&gt;Texto&lt;/a&gt;</text:p>
      <text:p text:style-name="P1"><text:tab/><text:tab/>&lt;a href=”Fichero#Ancla”&gt; Texto&lt;/a&gt;</text:p>
      <text:p text:style-name="P1"><text:tab/><text:tab/>&lt;a href=”URL#Ancla”&gt;Texto&lt;/a&gt;</text:p>
      <text:p text:style-name="P1"/>
      <text:p text:style-name="P1"><text:tab/>Pueden utilizarse en la misma etiqueta los atributos href y name para definir el ancla y el enlace. Un ejemplo podría ser:</text:p>
      <text:p text:style-name="P1"/>
      <text:p text:style-name="P1"><text:tab/><text:tab/>&lt;a <text:s/>href=”<text:a xlink:type="simple" xlink:href="http://www.google.es/">http://www.google.es</text:a>” <text:s/>name=”goole”&gt;Visitar Google&lt;/a&gt;</text:p>
      <text:p text:style-name="P1"/>
      <text:p text:style-name="P1"><text:tab/>Así, al pulsar sobre el texto “Visitar Google” se cargará la página de Google y desde otros lugares de la página se accederá al sitio donde se ha definido este enlace mediante una referencia al ancla definida como “google”; dicha referencia sería de la forma:</text:p>
      <text:p text:style-name="P1"/>
      <text:p text:style-name="P1"><text:tab/><text:tab/>&lt;a <text:s/>href=”#google”&gt;Ir a la zona donde se ha definido el ancla&lt;/a&gt;</text:p>
      <text:p text:style-name="P1"/>
      <text:p text:style-name="P1"><text:tab/>La etiqueta con el enlace y la definición del ancla sería equivalente a las dos siguientes:</text:p>
      <text:p text:style-name="P1"/>
      <text:p text:style-name="P1"><text:tab/><text:tab/>&lt;a <text:s/>name=”goole”&gt;&lt;/a&gt;</text:p>
      <text:p text:style-name="P1"><text:tab/><text:tab/>&lt;a <text:s/>href=”<text:a xlink:type="simple" xlink:href="http://www.google.es/">http://www.google.es</text:a>”&gt;Visitar Google&lt;/a&gt;</text:p>
      <text:p text:style-name="P1"/>
      <text:p text:style-name="P1"><text:tab/>El recurso anterior puede utilizarse cuando desde una página principal se desea conectar a otra, y a la vez se desea seguir el consejo de no sacar desde la página principal a páginas externas. En este caso puede ponerse en la principal un enlace a otra que contiene la definición del ancla y el enlace a la externa. Así, puede crearse una página especial con todos los enlaces externos llamada, por ejemplo “enlaces.html” y donde estarán definidos los enlaces-anclas. De esta forma el usuario está obligado a visitar otra página.</text:p>
      <text:p text:style-name="P1"/>
      <text:p text:style-name="P1"><text:tab/>La etiqueta &lt;a&gt;&lt;/a&gt; admite el atributo title que permite especificar una descripción corta del enlace. Los navegadores mostrarán esta información de una de las siguientes formas:</text:p>
      <text:p text:style-name="P1"/>
      <text:list xml:id="list1510322732" text:style-name="L1">
        <text:list-item>
          <text:p text:style-name="P2">En un margen de la pantalla o mediante una caja de texto al pasar el ratón por encima.</text:p>
        </text:list-item>
        <text:list-item>
          <text:p text:style-name="P2">Mientras se espera a que llegue la página.</text:p>
        </text:list-item>
        <text:list-item>
          <text:p text:style-name="P2">Mediante un sintetizador de voz.</text:p>
        </text:list-item>
        <text:list-item>
          <text:p text:style-name="P2">Etc.</text:p>
        </text:list-item>
      </text:list>
      <text:p text:style-name="P1"/>
      <text:p text:style-name="P1"><text:tab/>Netscape ignora este atributo aunque desde aquí recomendamos su uso.</text:p>
      <text:p text:style-name="P1"/>
      <text:p text:style-name="P1"><text:tab/>Los atributos rel y rev permiten establecer relaciones entre las páginas pero los navegadores aún no las utilizan. Por otra parte, los atributos urn y methods están cayendo en desus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</meta:initial-creator>
    <meta:creation-date>2011-10-23T19:40:54</meta:creation-date>
    <meta:document-statistic meta:table-count="0" meta:image-count="0" meta:object-count="0" meta:page-count="2" meta:paragraph-count="39" meta:word-count="628" meta:character-count="4001"/>
    <dc:date>2011-10-23T19:42:51</dc:date>
    <dc:creator>santiago </dc:creator>
    <meta:editing-duration>PT1M57S</meta:editing-duration>
    <meta:editing-cycles>1</meta:editing-cycles>
    <meta:generator>LibreOffice/3.3$Linux LibreOffice_project/330m19$Build-202</meta:generator>
  </office:meta>
</office:document-meta>
</file>